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irst_20_line_20_indent">
      <style:paragraph-properties fo:margin-left="0cm" fo:margin-right="0cm" fo:text-align="justify" style:justify-single-word="false" fo:text-indent="0cm" style:auto-text-indent="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2" style:family="paragraph" style:parent-style-name="First_20_line_20_indent">
      <style:paragraph-properties fo:margin-left="0cm" fo:margin-right="0cm" fo:text-align="justify" style:justify-single-word="false" fo:text-indent="0cm" style:auto-text-indent="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3" style:family="paragraph" style:parent-style-name="First_20_line_20_indent">
      <style:paragraph-properties fo:margin-left="0cm" fo:margin-right="0cm" fo:text-align="justify" style:justify-single-word="false" fo:text-indent="0cm" style:auto-text-indent="false"/>
      <style:text-properties style:font-name="Liberation Serif"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First_20_line_20_indent">
      <style:paragraph-properties fo:margin-left="0cm" fo:margin-right="0cm" fo:text-align="justify" style:justify-single-word="false" fo:text-indent="0cm" style:auto-text-indent="false"/>
      <style:text-properties style:font-name="Liberation Serif" fo:font-size="20pt" fo:font-style="italic" fo:font-weight="bold" style:font-size-asian="20pt" style:font-style-asian="italic" style:font-weight-asian="bold" style:font-size-complex="20pt" style:font-style-complex="italic" style:font-weight-complex="bold"/>
    </style:style>
    <style:style style:name="P5" style:family="paragraph" style:parent-style-name="Standard">
      <style:text-properties fo:font-weight="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text-align="justify" style:justify-single-word="false"/>
      <style:text-properties fo:font-style="italic" style:font-style-asian="italic" style:font-style-complex="italic"/>
    </style:style>
    <style:style style:name="P11"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text-properties fo:font-size="14pt" fo:font-weight="bold" style:font-size-asian="14pt" style:font-size-complex="14pt"/>
    </style:style>
    <style:style style:name="P13" style:family="paragraph" style:parent-style-name="Standard">
      <style:text-properties style:font-name="Liberation Serif1" fo:font-style="italic" fo:font-weight="bold" style:font-name-asian="Liberation Serif1" style:font-style-asian="italic" style:font-weight-asian="bold" style:font-name-complex="Liberation Serif1" style:font-style-complex="italic" style:font-weight-complex="bold"/>
    </style:style>
    <style:style style:name="P14" style:family="paragraph" style:parent-style-name="Standard">
      <style:paragraph-properties fo:text-align="justify" style:justify-single-word="false"/>
      <style:text-properties style:font-name="Liberation Serif1" fo:font-style="italic" fo:font-weight="bold" style:font-name-asian="Liberation Serif1" style:font-style-asian="italic" style:font-weight-asian="bold" style:font-name-complex="Liberation Serif1" style:font-style-complex="italic" style:font-weight-complex="bold"/>
    </style:style>
    <style:style style:name="P15" style:family="paragraph" style:parent-style-name="Standard">
      <style:text-properties style:font-name="Liberation Serif1" fo:font-style="italic" style:font-name-asian="Liberation Serif1" style:font-style-asian="italic" style:font-name-complex="Liberation Serif1" style:font-style-complex="italic"/>
    </style:style>
    <style:style style:name="P16" style:family="paragraph" style:parent-style-name="Standard">
      <style:paragraph-properties fo:text-align="justify" style:justify-single-word="false"/>
      <style:text-properties style:font-name="Liberation Serif1" fo:font-style="italic" style:font-name-asian="Liberation Serif1" style:font-style-asian="italic" style:font-name-complex="Liberation Serif1" style:font-style-complex="italic"/>
    </style:style>
    <style:style style:name="P17" style:family="paragraph" style:parent-style-name="Standard">
      <style:paragraph-properties fo:text-align="justify" style:justify-single-word="false"/>
      <style:text-properties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P18" style:family="paragraph" style:parent-style-name="Standard">
      <style:text-properties style:font-name="Liberation Serif1" style:font-name-asian="Liberation Serif1" style:font-name-complex="Liberation Serif1"/>
    </style:style>
    <style:style style:name="P19" style:family="paragraph" style:parent-style-name="Standard">
      <style:paragraph-properties fo:text-align="justify" style:justify-single-word="false"/>
      <style:text-properties style:font-name="Liberation Serif1" style:font-name-asian="Liberation Serif1" style:font-name-complex="Liberation Serif1"/>
    </style:style>
    <style:style style:name="P20" style:family="paragraph" style:parent-style-name="Standard">
      <style:text-properties style:font-name="Liberation Serif1" fo:font-size="12pt" fo:font-style="italic" fo:font-weight="bold" style:font-name-asian="Liberation Serif1" style:font-size-asian="12pt" style:font-style-asian="italic" style:font-weight-asian="bold" style:font-name-complex="Liberation Serif1" style:font-size-complex="12pt" style:font-style-complex="italic" style:font-weight-complex="bold"/>
    </style:style>
    <style:style style:name="P21" style:family="paragraph" style:parent-style-name="Standard">
      <style:text-properties style:font-name="Liberation Serif1" fo:font-size="12pt" fo:font-style="italic" fo:font-weight="normal" style:font-name-asian="Liberation Serif1" style:font-size-asian="12pt" style:font-style-asian="italic" style:font-weight-asian="normal" style:font-name-complex="Liberation Serif1" style:font-size-complex="12pt" style:font-style-complex="italic" style:font-weight-complex="normal"/>
    </style:style>
    <style:style style:name="P22" style:family="paragraph" style:parent-style-name="Standard">
      <style:text-properties style:text-line-through-style="none" fo:font-style="italic" style:text-underline-style="none" style:text-blinking="false" style:font-style-asian="italic" style:font-style-complex="italic"/>
    </style:style>
    <style:style style:name="P23" style:family="paragraph" style:parent-style-name="Standard">
      <style:paragraph-properties fo:text-align="justify" style:justify-single-word="false"/>
      <style:text-properties style:text-line-through-style="none" fo:font-style="italic" style:text-underline-style="none" style:text-blinking="false" style:font-style-asian="italic" style:font-style-complex="italic"/>
    </style:style>
    <style:style style:name="P24" style:family="paragraph" style:parent-style-name="Standard">
      <style:paragraph-properties fo:text-align="justify" style:justify-single-word="false"/>
      <style:text-properties style:text-line-through-style="none" fo:font-style="italic" style:text-underline-style="none" fo:font-weight="bold" style:text-blinking="false" style:font-style-asian="italic" style:font-weight-asian="bold" style:font-style-complex="italic" style:font-weight-complex="bold"/>
    </style:style>
    <style:style style:name="P25" style:family="paragraph" style:parent-style-name="Standard">
      <style:text-properties style:text-line-through-style="none" style:font-name="Liberation Serif" fo:font-size="12pt" fo:font-style="italic" style:text-underline-style="none" fo:font-weight="bold" style:text-blinking="false" style:font-size-asian="12pt" style:font-style-asian="italic" style:font-weight-asian="bold" style:font-size-complex="12pt" style:font-style-complex="italic" style:font-weight-complex="bold"/>
    </style:style>
    <style:style style:name="P26" style:family="paragraph" style:parent-style-name="Standard">
      <style:paragraph-properties fo:text-align="justify" style:justify-single-word="false"/>
      <style:text-properties style:text-line-through-style="none" style:font-name="Liberation Serif"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justify" style:justify-single-word="false"/>
      <style:text-properties style:text-line-through-style="none" style:font-name="Liberation Serif" fo:font-size="12pt" fo:font-style="italic" style:text-underline-style="none" style:text-blinking="false" style:font-size-asian="12pt" style:font-style-asian="italic" style:font-size-complex="12pt" style:font-style-complex="italic"/>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ab-stops>
          <style:tab-stop style:position="5.371cm"/>
        </style:tab-stops>
      </style:paragraph-properties>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30" style:family="paragraph" style:parent-style-name="Standard">
      <style:paragraph-properties fo:text-align="justify" style:justify-single-word="false">
        <style:tab-stops>
          <style:tab-stop style:position="5.371cm"/>
        </style:tab-stops>
      </style:paragraph-properties>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text-align="justify"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ab-stops>
          <style:tab-stop style:position="5.371cm"/>
        </style:tab-stops>
      </style:paragraph-properties>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Standard">
      <style:paragraph-properties fo:text-align="justify" style:justify-single-word="false">
        <style:tab-stops>
          <style:tab-stop style:position="5.371cm"/>
        </style:tab-stops>
      </style:paragraph-properties>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35" style:family="paragraph" style:parent-style-name="Standard">
      <style:text-properties style:font-name="Liberation Serif" fo:font-size="12pt" fo:font-style="italic" style:font-size-asian="12pt" style:font-style-asian="italic" style:font-size-complex="12pt" style:font-style-complex="italic"/>
    </style:style>
    <style:style style:name="P36" style:family="paragraph" style:parent-style-name="Standard">
      <style:paragraph-properties fo:text-align="justify" style:justify-single-word="false"/>
      <style:text-properties style:font-name="Liberation Serif" fo:font-size="12pt" style:font-size-asian="12pt" style:font-size-complex="12pt"/>
    </style:style>
    <style:style style:name="P37" style:family="paragraph" style:parent-style-name="Standard" style:list-style-name="L1">
      <style:text-properties style:font-name="Liberation Serif1" fo:font-size="12pt" fo:font-style="italic" fo:font-weight="normal" style:font-name-asian="Liberation Serif1" style:font-size-asian="12pt" style:font-style-asian="italic" style:font-weight-asian="normal" style:font-name-complex="Liberation Serif1" style:font-size-complex="12pt" style:font-style-complex="italic" style:font-weight-complex="normal"/>
    </style:style>
    <style:style style:name="P38" style:family="paragraph" style:parent-style-name="Standard" style:list-style-name="L2">
      <style:text-properties style:font-name="Liberation Serif1" fo:font-size="12pt" fo:font-style="italic" fo:font-weight="normal" style:font-name-asian="Liberation Serif1" style:font-size-asian="12pt" style:font-style-asian="italic" style:font-weight-asian="normal" style:font-name-complex="Liberation Serif1" style:font-size-complex="12pt" style:font-style-complex="italic" style:font-weight-complex="normal"/>
    </style:style>
    <style:style style:name="P39" style:family="paragraph" style:parent-style-name="Standard" style:list-style-name="L2">
      <style:paragraph-properties fo:text-align="justify" style:justify-single-word="false"/>
      <style:text-properties style:font-name="Liberation Serif1" fo:font-size="12pt" fo:font-style="italic" fo:font-weight="normal" style:font-name-asian="Liberation Serif1" style:font-size-asian="12pt" style:font-style-asian="italic" style:font-weight-asian="normal" style:font-name-complex="Liberation Serif1" style:font-size-complex="12pt" style:font-style-complex="italic" style:font-weight-complex="normal"/>
    </style:style>
    <style:style style:name="P40" style:family="paragraph" style:parent-style-name="Standard" style:list-style-name="L1">
      <style:text-properties style:font-name="Liberation Serif1" fo:font-size="12pt" fo:font-style="italic" fo:font-weight="bold" style:font-name-asian="Liberation Serif1" style:font-size-asian="12pt" style:font-style-asian="italic" style:font-weight-asian="bold" style:font-name-complex="Liberation Serif1" style:font-size-complex="12pt" style:font-style-complex="italic" style:font-weight-complex="bold"/>
    </style:style>
    <style:style style:name="P41" style:family="paragraph" style:parent-style-name="Standard" style:list-style-name="L2">
      <style:paragraph-properties fo:text-align="justify" style:justify-single-word="false"/>
      <style:text-properties style:font-name="Liberation Serif1" fo:font-size="12pt" fo:font-style="italic" fo:font-weight="bold" style:font-name-asian="Liberation Serif1" style:font-size-asian="12pt" style:font-style-asian="italic" style:font-weight-asian="bold" style:font-name-complex="Liberation Serif1" style:font-size-complex="12pt" style:font-style-complex="italic" style:font-weight-complex="bold"/>
    </style:style>
    <style:style style:name="P42" style:family="paragraph" style:parent-style-name="Standard" style:list-style-name="L2"/>
    <style:style style:name="P43" style:family="paragraph" style:parent-style-name="Standard" style:list-style-name="L2">
      <style:text-properties fo:font-style="italic" fo:font-weight="bold" style:font-style-asian="italic" style:font-style-complex="italic"/>
    </style:style>
    <style:style style:name="P44" style:family="paragraph" style:parent-style-name="Standard" style:list-style-name="L2">
      <style:paragraph-properties fo:text-align="justify" style:justify-single-word="false"/>
      <style:text-properties fo:font-style="italic" style:font-style-asian="italic" style:font-style-complex="italic"/>
    </style:style>
    <style:style style:name="P45" style:family="paragraph" style:parent-style-name="Standard" style:list-style-name="L2">
      <style:paragraph-properties fo:text-align="justify" style:justify-single-word="false"/>
    </style:style>
    <style:style style:name="P46" style:family="paragraph" style:parent-style-name="Standard" style:list-style-name="L2">
      <style:paragraph-properties fo:text-align="justify" style:justify-single-word="false"/>
      <style:text-properties fo:font-weight="normal" style:font-weight-asian="normal" style:font-weight-complex="normal"/>
    </style:style>
    <style:style style:name="P47" style:family="paragraph" style:parent-style-name="Standard" style:list-style-name="L3">
      <style:text-properties style:text-line-through-style="none" fo:font-style="italic" style:text-underline-style="none" style:text-blinking="false" style:font-style-asian="italic" style:font-style-complex="italic"/>
    </style:style>
    <style:style style:name="P48" style:family="paragraph" style:parent-style-name="Standard">
      <style:text-properties style:font-name="Liberation Serif" fo:font-size="12pt" style:font-size-asian="12pt" style:font-size-complex="12pt"/>
    </style:style>
    <style:style style:name="P49" style:family="paragraph" style:parent-style-name="Standard" style:list-style-name="L4">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Standard">
      <style:text-properties style:font-name="Liberation Serif" fo:font-size="12pt" fo:font-style="italic" style:font-size-asian="12pt" style:font-style-asian="italic" style:font-size-complex="12pt"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Liberation Serif" style:font-name-asian="WenQuanYi Micro Hei" style:font-name-complex="Lohit Hindi"/>
    </style:style>
    <style:style style:name="T4" style:family="text">
      <style:text-properties style:font-name="Liberation Serif" fo:font-size="14pt" fo:font-weight="bold" style:font-size-asian="14pt" style:font-weight-asian="bold" style:font-size-complex="14pt" style:font-weight-complex="bold"/>
    </style:style>
    <style:style style:name="T5" style:family="text">
      <style:text-properties style:font-name="Liberation Serif" fo:font-size="14pt" fo:font-weight="normal" style:font-size-asian="14pt" style:font-weight-asian="normal" style:font-size-complex="14pt" style:font-weight-complex="normal"/>
    </style:style>
    <style:style style:name="T6" style:family="text">
      <style:text-properties style:font-name="Liberation Serif" fo:font-size="12pt" fo:font-weight="normal" style:font-size-asian="12pt" style:font-weight-asian="normal" style:font-size-complex="12pt" style:font-weight-complex="normal"/>
    </style:style>
    <style:style style:name="T7" style:family="text">
      <style:text-properties style:font-name="Liberation Serif" fo:font-size="12pt" fo:font-weight="bold" style:font-size-asian="12pt" style:font-weight-asian="bold" style:font-size-complex="12pt" style:font-weight-complex="bold"/>
    </style:style>
    <style:style style:name="T8" style:family="text">
      <style:text-properties style:font-name="Liberation Serif1"/>
    </style:style>
    <style:style style:name="T9" style:family="text">
      <style:text-properties style:font-name="Liberation Serif1" style:font-name-asian="Liberation Serif1" style:font-name-complex="Liberation Serif1"/>
    </style:style>
    <style:style style:name="T10" style:family="text">
      <style:text-properties style:font-name="Liberation Serif1" fo:font-style="italic" fo:font-weight="bold" style:font-name-asian="Liberation Serif1" style:font-style-asian="italic" style:font-weight-asian="bold" style:font-name-complex="Liberation Serif1" style:font-style-complex="italic" style:font-weight-complex="bold"/>
    </style:style>
    <style:style style:name="T11" style:family="text">
      <style:text-properties style:font-name="Liberation Serif1" fo:font-style="italic" style:font-name-asian="Liberation Serif1" style:font-style-asian="italic" style:font-name-complex="Liberation Serif1" style:font-style-complex="italic"/>
    </style:style>
    <style:style style:name="T12" style:family="text">
      <style:text-properties style:font-name="Liberation Serif1" fo:font-weight="normal" style:font-name-asian="Liberation Serif1" style:font-weight-asian="normal" style:font-name-complex="Liberation Serif1" style:font-weight-complex="normal"/>
    </style:style>
    <style:style style:name="T13" style:family="text">
      <style:text-properties style:font-name="Liberation Serif1" fo:font-size="12pt" fo:font-style="italic" fo:font-weight="bold" style:font-name-asian="Liberation Serif1" style:font-size-asian="12pt" style:font-style-asian="italic" style:font-weight-asian="bold" style:font-name-complex="Liberation Serif1" style:font-size-complex="12pt" style:font-style-complex="italic" style:font-weight-complex="bold"/>
    </style:style>
    <style:style style:name="T14" style:family="text">
      <style:text-properties style:font-name="Liberation Serif1" fo:font-size="12pt" fo:font-style="italic" fo:font-weight="normal" style:font-name-asian="Liberation Serif1" style:font-size-asian="12pt" style:font-style-asian="italic" style:font-weight-asian="normal" style:font-name-complex="Liberation Serif1" style:font-size-complex="12pt" style:font-style-complex="italic" style:font-weight-complex="normal"/>
    </style:style>
    <style:style style:name="T15" style:family="text">
      <style:text-properties style:font-name="Liberation Serif1" fo:font-size="12pt" fo:font-style="italic" style:font-name-asian="Liberation Serif1" style:font-size-asian="12pt" style:font-style-asian="italic" style:font-name-complex="Liberation Serif1" style:font-size-complex="12pt" style:font-style-complex="italic"/>
    </style:style>
    <style:style style:name="T16" style:family="text">
      <style:text-properties style:text-line-through-style="none" style:text-underline-style="none" style:text-blinking="false"/>
    </style:style>
    <style:style style:name="T17" style:family="text">
      <style:text-properties style:text-line-through-style="none" style:text-underline-style="none" fo:font-weight="normal" style:text-blinking="false" style:font-weight-asian="normal" style:font-weight-complex="normal"/>
    </style:style>
    <style:style style:name="T18" style:family="text">
      <style:text-properties style:text-line-through-style="none" style:font-name="Liberation Serif1" style:text-underline-style="none" fo:font-weight="bold" style:text-blinking="false" style:font-name-asian="Liberation Serif1" style:font-weight-asian="bold" style:font-name-complex="Liberation Serif1" style:font-weight-complex="bold"/>
    </style:style>
    <style:style style:name="T19" style:family="text">
      <style:text-properties style:text-line-through-style="none" fo:font-style="italic" style:text-underline-style="none" fo:font-weight="normal" style:text-blinking="false" style:font-style-asian="italic" style:font-weight-asian="normal" style:font-style-complex="italic" style:font-weight-complex="normal"/>
    </style:style>
    <style:style style:name="T20" style:family="text">
      <style:text-properties fo:font-weight="normal" style:font-weight-asian="normal" style:font-weight-complex="normal"/>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ize="12pt" style:font-size-asian="12pt" style:font-size-complex="12pt"/>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style:font-name-asian="Liberation Serif1" style:font-name-complex="Liberation Seri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22">Titre du Projet de mémoire</text:span> : <text:span text:style-name="T21"><text:s/>Development of a Hybrid mobile Application for simplifying the recording of inventory of given products by barcode scanning</text:span></text:p>
      <text:p text:style-name="Standard"/>
      <text:p text:style-name="P48"><text:span text:style-name="T22">Title of subject</text:span> : <text:span text:style-name="T21"><text:s/>Vulgarisation of mobile usage : Development of a Hybrid mobile Application for simplifying the recording of inventory of given products by barcode scanning</text:span></text:p>
      <text:p text:style-name="P35"/>
      <text:p text:style-name="P48"><text:span text:style-name="T22">Titre du projet de mémoire</text:span><text:span text:style-name="T21"> : Vulgarisation de l'usage du mobile à d'autres fins : Développement d'une application mobile hybride pour la simplification de la réalisation des inventaires des produits par lecture du code à barres.</text:span></text:p>
      <text:p text:style-name="P48"/>
      <text:p text:style-name="Standard"/>
      <text:p text:style-name="P5">1- Contexte et cadre du travail :</text:p>
      <text:p text:style-name="Standard"><text:line-break/>il s'agit de présenter sommairement les motivations du choix de ce thème, la présentation du site d'application (Adorsis), les travaux éventuels déjà effectués sur le plan scientifique et au sein d'Adorsis en rapport avec votre thématique (essayer de voir si possible quelques mémoires faits dans votre entreprise et relatif à votre sujet) ;</text:p>
      <text:p text:style-name="Standard"/>
      <text:p text:style-name="Standard"/>
      <text:p text:style-name="Standard">Le thème soumis à notre réflexion est étroitement en rapport avec un projet en cours chez Adorsys. </text:p>
      <text:p text:style-name="Standard">En effet, depuis quelques temps déjà, l'entreprise Adorsys à mis sur le marché une application de gestion de grandes surfaces ( Supermarché, Pharmacie etc). Une des fonctionnalitée majeure de la dite application est la gestion des stocks/lots. </text:p>
      <text:p text:style-name="Standard">Depuis un certains temps Adorsys à entrepris comme projet en interne ( sous aucune demande de clients) d'améliorer la dite application, afin que celle ci soit disponible plus seulement pour les grandes surfaces, mais aussi, pour les plus petites, ces derniers voudraient meme que le simple boutiquier du quartier, puisse se procuerer une telle application pour sa gestion, bien entendu, celui ci ne pourra avoir que les fonctionalitées pour lequelles il qura payeer, en terme plus simples, celles qui lui serontt utililes.</text:p>
      <text:p text:style-name="Standard"/>
      <text:p text:style-name="Standard">Ayant donc intégrer cette entreprise dans le cadre d'un stage, j'ai eu le privilège d'intégrer leur équipe de développement, qui est composée comme suit :</text:p>
      <text:p text:style-name="Standard"/>
      <text:p text:style-name="Standard">Un manager : découpage en taches, affectation des ressources matérielles et financières au projet, donne les grandes orientations.</text:p>
      <text:p text:style-name="Standard"/>
      <text:p text:style-name="Standard">Un Administtrateur système : qui s'occupe de l'administration système, c'est lui qui s'occupe de tout ce qui concerne tout ce qui est DevOps : L'administration système, La configuration des serveurs, le load balancing, l'environnement de test, le déploiement , <text:s/>etc.</text:p>
      <text:p text:style-name="Standard"/>
      <text:p text:style-name="Standard">Un chef de pro jet ; qui oriente les développeurs, priviligie le choix de l'adoption de telle technologie par rapport à une autre, etc </text:p>
      <text:p text:style-name="Standard"/>
      <text:p text:style-name="Standard">Un code review : qui repasse en revue et organise, documente les codes envoyées par les développeurs.</text:p>
      <text:p text:style-name="Standard"/>
      <text:p text:style-name="Standard">Des développeurs Front-End : <text:s/>tout ce qui est vue</text:p>
      <text:p text:style-name="Standard">Des développeurs Back-End : La logique applicative</text:p>
      <text:p text:style-name="Standard">IT opérator : </text:p>
      <text:p text:style-name="Standard"/>
      <text:p text:style-name="Standard">La tache qui m'a été confiée est une innovation que l'équipe d'Adorsys aimerait apporté à son <text:soft-page-break/>application . </text:p>
      <text:p text:style-name="Standard"/>
      <text:p text:style-name="Standard"/>
      <text:p text:style-name="Standard"/>
      <text:p text:style-name="Standard"/>
      <text:p text:style-name="Standard"/>
      <text:p text:style-name="Standard"/>
      <text:p text:style-name="Standard"/>
      <text:p text:style-name="P12">2- Problématique :</text:p>
      <text:p text:style-name="P7"/>
      <text:p text:style-name="P7">a- Aspect Scientifique/Recherche.</text:p>
      <text:p text:style-name="Standard"/>
      <text:p text:style-name="P10">Les aspects scientifiques, et du domaine de la recherche touchants à la problématique</text:p>
      <text:p text:style-name="P10"/>
      <text:p text:style-name="P14">Le système de codes à barres : </text:p>
      <text:p text:style-name="P14"/>
      <text:p text:style-name="P16">● <text:s/>Présentation de la technique du code à barres</text:p>
      <text:p text:style-name="P16">● <text:s/>Présentation des différentes application de la technique du codes à barres</text:p>
      <text:p text:style-name="P16">● Intégration de la technique du code à barres pour l'amélioration de la réalisation des inventaires des produits.</text:p>
      <text:p text:style-name="P16">● Principaux avantages de l'utilisation de la technique du code à barres dans la réalisation des inventaires .</text:p>
      <text:p text:style-name="P16">● Limittes de la technique du code à barres.</text:p>
      <text:p text:style-name="P16"/>
      <text:p text:style-name="P16"/>
      <text:p text:style-name="P28"><text:s/><text:span text:style-name="T22">Architecture d'un SI orienté mobilité , et intégration au SI existant :</text:span></text:p>
      <text:p text:style-name="P28"/>
      <text:p text:style-name="P11"><text:span text:style-name="T9">●</text:span><text:span text:style-name="T3"> <text:s/></text:span><text:span text:style-name="T9">Les différentes architecture des applications mobiles d'entreprise </text:span></text:p>
      <text:p text:style-name="P10"><text:span text:style-name="T9">●</text:span><text:span text:style-name="T3"> </text:span>Comment intégrer une application mobile nouvellement développée à une application desktop existante ?</text:p>
      <text:p text:style-name="P10"><text:span text:style-name="T9">● Développement Multi-plateforme : </text:span>Comment développer la même application en parallèle sur plusieurs OS <text:span text:style-name="T9">( Android, iOS, Windows Phone etc) tout en <text:s/>minimisant les couts, le temps ? </text:span></text:p>
      <text:p text:style-name="P10"><text:span text:style-name="T9">● </text:span>Comment industrialiser et harmoniser le portage des applications sur les différents environneme nts et OS ?</text:p>
      <text:p text:style-name="P10"><text:span text:style-name="T18">● <text:s/></text:span><text:span text:style-name="T17">Mise en téléchargement d'une application sur les différents stores ( GooglePlay, AppStore,etc)</text:span></text:p>
      <text:p text:style-name="P28"><text:span text:style-name="T11">● </text:span><text:s/><text:span text:style-name="T21">Comment améliorer le référencement /Visibilitéde de son application mobile sur les Stores ( AppStore, Play Store etc) : </text:span><text:span text:style-name="T11">Une fois l'application développée comment faire afin que L’utilisateur <text:s/>aie un accès rapide à la dite <text:s text:c="2"/>applications, devrait -on l'héberger sur les Stores existants , ou alors construire une <text:s/>plate forme d'hébergement d'application spécifique à l'entreprise Adorsys, afin d'y héberger la dite application ?</text:span></text:p>
      <text:p text:style-name="P19"/>
      <text:p text:style-name="P14">Les différentes Plateformes Mobiles :</text:p>
      <text:p text:style-name="P14"/>
      <text:p text:style-name="P17">● <text:s text:c="2"/>Présentation des différents OS pour mobile</text:p>
      <text:p text:style-name="P8"><text:span text:style-name="T9">● <text:s text:c="2"/></text:span><text:span text:style-name="T12">Architecture logicielle des différents OS pour mobiles</text:span></text:p>
      <text:p text:style-name="P17">● <text:s/>Panorama et spécificités des OS : Symbian OS, RIM BlackBerry OS, iPhone OS, Windows Phone, Android</text:p>
      <text:p text:style-name="P17">● <text:s/>Fonctionnalités des terminaux associés aux différents OS ( IPhone pour iOS),( HTC, Samsung etc pour Android),(Windows Phone pour Windows OS), ( BlackBerry pour BlackBerry OS), ( Nokia pour Symbian OS </text:p>
      <text:p text:style-name="P17">● <text:s/>Gestion de la mémoire du terminal par chaque OS</text:p>
      <text:p text:style-name="P17"/>
      <text:p text:style-name="P19"><text:soft-page-break/></text:p>
      <text:p text:style-name="P28"><text:span text:style-name="T10">Techniques du développement d'applications Mobiles </text:span><text:span text:style-name="T9">: </text:span></text:p>
      <text:p text:style-name="P19"/>
      <text:p text:style-name="P16">● Quel type d'applications mobiles choisir pour son entreprise : <text:span text:style-name="T2">Applications native</text:span>s Vs <text:span text:style-name="T2">Web APP</text:span> Vs <text:span text:style-name="T2">Sites webs mobiles</text:span> Vs <text:span text:style-name="T2">Applications hybrides</text:span> ?</text:p>
      <text:p text:style-name="P16">● Principaux standards pour le développement mobile : HTML, CSS et JavaScript au coeur du développement web pour mobiles . Java, C# , Swift au cœur du développement natif pour mobiles</text:p>
      <text:p text:style-name="P16"/>
      <text:p text:style-name="P16"/>
      <text:p text:style-name="P28"><text:span text:style-name="T9"><text:s/></text:span><text:span text:style-name="T10">Technologies et FrameWork pour le développement d'applications mobiles :</text:span></text:p>
      <text:p text:style-name="P19"/>
      <text:p text:style-name="P17">● Concepts de base et intérêts des frameworks mobiles. </text:p>
      <text:p text:style-name="P17">● Tour d’horizon des frameworks mobiles : AngularJS, Ionic, PhoneGap, Apache Cordova, JQTouch, JQuery Mobile, Sencha Touch, iUI,Appcelerator – Titanium, RhoMobile ... </text:p>
      <text:p text:style-name="P17">● Fondements et composants des frameworks mobiles. </text:p>
      <text:p text:style-name="P17">● Caractéristiques relatives à l’ergonomie et au design des applications mobiles (Interfaces Homme-Machines)</text:p>
      <text:p text:style-name="P19"/>
      <text:p text:style-name="P19"/>
      <text:p text:style-name="P14"><text:s/>Web Services :</text:p>
      <text:p text:style-name="P19"/>
      <text:p text:style-name="P14">● <text:span text:style-name="T20">Architecture orientée services ( SOA)</text:span></text:p>
      <text:p text:style-name="P17">● <text:s/>Concepts de services web (SOAP et RESTful). Conteneurs et framework de services. </text:p>
      <text:p text:style-name="P17">● <text:s/>Intégration par les services : bus de services, JBI. Techniques de composition de services. BPM, BPEL, ESB. </text:p>
      <text:p text:style-name="P17">● <text:s/>Editeur et moteurs d’exécution de composition de service </text:p>
      <text:p text:style-name="P17"/>
      <text:p text:style-name="P14">Sécurisation des applications mobiles :</text:p>
      <text:p text:style-name="P13"/>
      <text:p text:style-name="P15">● Concepts de base de la sécurité des réseaux et des applications. </text:p>
      <text:p text:style-name="P15">● Cryptographie et sécurité des applications. Incidents de sécurité. Sécurité des logiciels, des applications, des réseaux IP. </text:p>
      <text:p text:style-name="P15">● Sécurité pour les applications mobiles : analyses de risques, management de la sécurité, attaques en environnement mobile, </text:p>
      <text:p text:style-name="P15">● sécurité dans les réseaux mobiles GSM, 3G, 4G, fiabilité du système de codes à barres et, des codes mobiles. </text:p>
      <text:p text:style-name="P18"/>
      <text:p text:style-name="P13">Administration des solutions mobiles :</text:p>
      <text:p text:style-name="P18"/>
      <text:p text:style-name="P18">● Bonnes pratiques, Distinction entre usage personnel et usage professionnel. BYOD. </text:p>
      <text:p text:style-name="P18">● Administration des mobiles et gestion d’une flotte de mobiles via le MDM (Mobile Device Management) </text:p>
      <text:p text:style-name="P18">● Solutions du marché : SAP Afaria, Microsoft, MobileIron, etc </text:p>
      <text:p text:style-name="P18"/>
      <text:p text:style-name="P13">Ecosystème des terminaux mobiles :</text:p>
      <text:p text:style-name="P13"/>
      <text:p text:style-name="P15">● <text:s/>Principaux équipementiers, marché et évolutions : téléphones, smartphones, tablettes. </text:p>
      <text:p text:style-name="P15">● Constituants de base d'un terminal mobile </text:p>
      <text:p text:style-name="P15">● <text:s/>Aspects matériel : Architectures mono ou multiprocesseur, technologies radio, mémoire interne et extension, carte SIM, écrans. </text:p>
      <text:p text:style-name="P15">● <text:s/>Interfaces: USB, USB on the go, USB_IC, SPI, I2C, ... </text:p>
      <text:p text:style-name="P15">● <text:s/>Aspects logiciel : OS ouverts, semi-ouverts et propriétaires (Symbian, LiMo, Android, Windows <text:soft-page-break/>Mobile, iOS, RIM), OS propriétaires. Plates-formes Java (J2ME, JSR) </text:p>
      <text:p text:style-name="P15">Développement d’applications et de service d’applications (WebApps, Widgets, intégration dans les « stores », ...) </text:p>
      <text:p text:style-name="P18"/>
      <text:p text:style-name="P13">Management des projets de développement mobiles : </text:p>
      <text:p text:style-name="P13"/>
      <text:p text:style-name="P18">● Introduction au mode projet : définition du mode projet, partie prenante, phasage, jalons, livrables </text:p>
      <text:p text:style-name="P18">● Préparation du projet : phase, managements - du périmètre, des délais, des ressources, des coûts, décisions de réaliser </text:p>
      <text:p text:style-name="P18">● Réalisation du projet. Clôture du projet. Management des équipes projet. </text:p>
      <text:p text:style-name="P18"/>
      <text:p text:style-name="Standard"/>
      <text:p text:style-name="Standard"><text:s/>comment développer une application mobile une seule fois <text:s/>et la déployer déployer sur n'importe laquelle des plate formes mobiles ?</text:p>
      <text:p text:style-name="Standard"/>
      <text:p text:style-name="Standard"><text:s/><text:span text:style-name="T22">Quelles sont les meilleures pratiques pour la mobilté du SI des entreprises ?</text:span></text:p>
      <text:p text:style-name="P7"/>
      <text:p text:style-name="P7"><text:s/>Perspectives et enjeux du développement mobile </text:p>
      <text:p text:style-name="P7"/>
      <text:p text:style-name="P6"/>
      <text:p text:style-name="P7">b- Aspect Social :</text:p>
      <text:p text:style-name="P7"/>
      <text:p text:style-name="Standard">En effet, Dans l'application existante, les inventaires étaient réalisés de la <text:s/>manière suivante : Le gérant de la grande surface pour la gestion des stocks et le calcul des écarts entre la quantité de stocks contenus en machine et celle présente sur les rayons devait depuis son bureau <text:s/>se rendre sur le module de l'application dédié à la gestion des stockss, imprimée des fiches pour la réalisation des inventaires, une fiche par produit, ce dernier devait par la suite remettre la fiche aux ges de la rande urface chargés de la réalisation des inventaires, ceux ci devant par la suite se rendre dans les rayons munis de cette fiche afin de renseigenr les quaantités présentes dans les rayons après avoir compter les produits en question.</text:p>
      <text:p text:style-name="Standard"/>
      <text:p text:style-name="Standard">Après ils rentraient au bureau du gestionnaire rettre ces fiches contenant les quantité dénombrées. Le gestionnaire, devait alors renseigner ces quantitées en machine pour enfin déclencher via l'application le calcul des écarts .</text:p>
      <text:p text:style-name="Standard"/>
      <text:p text:style-name="Standard">Soucieux de l'informatisation compl-te de ce processsus, Adorsys à voulu complçtement dématérialiser ces objets de gestion, et à donc décider d'informatiser cette <text:s/>partie du processus.</text:p>
      <text:p text:style-name="Standard"/>
      <text:p text:style-name="Standard">Dorenavant, la future application devra disposer d'une partie mobile pour la rélisation des inventaires.</text:p>
      <text:p text:style-name="Standard"/>
      <text:p text:style-name="Standard">L'application en question qui devra étre téléchargeable depuis les plateformes mobiles (AppStore, Play Store etc) étant installé sur le Smartphone du gestionnaire de stock, ce lui ci devra s'en servir pour la rélisation des inventaires.</text:p>
      <text:p text:style-name="Standard"/>
      <text:p text:style-name="Standard">Le gestionnire depuis son bureau, depuis le module de gestion des stocks, doit etre capable d'envoyer la liste des inventaires à réaliser aux gestionnaires de stocks sur leurs smartphones, <text:s text:c="3"/>ces derniers après avoir recu ces notifications et après avoir éffectuer les inventaires doivent pouvoir via l'application mobile retourner les quantités au gestionnaire sur l'application desktop, afin que ce dernier puisse éffectuer le calcul des écarts. </text:p>
      <text:p text:style-name="Standard"/>
      <text:p text:style-name="Standard"/>
      <text:p text:style-name="P9"><text:soft-page-break/><text:span text:style-name="T1">3- Résultats attendus :</text:span><text:line-break/> <text:s text:c="4"/>A la fin du stage académique , Il s'agirat de laisser à l'entreprise Adorsys une application mobile devant <text:s/>parfaitement s'intégrer à l'application desktop existante, <text:s/>et dont le but serait de simplifier la procédure de réalisation d'inventaires de produits. L'application devra disposer des fonctionnalitées suivantes :</text:p>
      <text:p text:style-name="Standard"><text:s/></text:p>
      <text:p text:style-name="P20">● Besoins fonctionnels : </text:p>
      <text:p text:style-name="P20"/>
      <text:p text:style-name="P21">Nous envisageons deux méthodes pour pour la résolution du problème. Ainsi, c'est à l'utilisateur final de choisir celle qui lui convient le mieux.</text:p>
      <text:p text:style-name="P20"/>
      <text:p text:style-name="P20">Approche 1 :</text:p>
      <text:list xml:id="list1019983954" text:style-name="L1">
        <text:list-item>
          <text:p text:style-name="P37">Notifier les responssables de rayons lors de la présence de nouveaux inventaires à réaliser</text:p>
        </text:list-item>
        <text:list-item>
          <text:p text:style-name="P37">Présenter les divers produits pour lequels les inventaires doivent etre réalisés</text:p>
        </text:list-item>
        <text:list-item>
          <text:p text:style-name="P37">Pour chacun de ces produits présenter une interface de renseignement de la quantité de produits présent au rayon.</text:p>
        </text:list-item>
        <text:list-item>
          <text:p text:style-name="P37">Permettre au responssables de rayons de rapatrier ces divers informations vers le cœur de l'application pour le calcul des différents écarts.</text:p>
          <text:p text:style-name="P37"/>
        </text:list-item>
      </text:list>
      <text:p text:style-name="P20">Approche 2 :</text:p>
      <text:list xml:id="list312605990" text:continue-numbering="true" text:style-name="L1">
        <text:list-item>
          <text:p text:style-name="P37">De prendre une photo du code à barres présent sur le produit ,</text:p>
        </text:list-item>
        <text:list-item>
          <text:p text:style-name="P37">De reconnaître automatiquement ce produit à base des informations relatives à ce code barre, </text:p>
        </text:list-item>
        <text:list-item>
          <text:p text:style-name="P37">Incrémenter automatiquement le nombre de produits de ce type <text:s/>présent en <text:s/>rayon</text:p>
        </text:list-item>
        <text:list-item>
          <text:p text:style-name="P37">Dresser à la fin de l'inventaire la liste et le nombre de produits rescensés par inventaire.</text:p>
          <text:p text:style-name="P37"/>
          <text:p text:style-name="P40">NB : Le module de gestion de lots du logiciel existant génère lui meme son système de codes à barres pour l'identification des produits, ce qui rendrait cette reconnaissance aisée, une fois après avoir acquit le code présent sur chaque produit.</text:p>
          <text:p text:style-name="P40"/>
        </text:list-item>
      </text:list>
      <text:p text:style-name="P20">● Besoins non fonctionnels : </text:p>
      <text:list xml:id="list1208017169" text:style-name="L2">
        <text:list-item>
          <text:p text:style-name="P38">L'application devra aussi pouvoir fonctionner off-line, de telle sorte qu'en abscence de connexion internet, toutes les opérations réalisées soient renregistrées puis renvoyées automatiquement au serveur par la suite.</text:p>
        </text:list-item>
        <text:list-item>
          <text:p text:style-name="P42"><text:span text:style-name="T14">L'application devra etre conviviale ( Friendly User), facile et intuitive d'utilisation .</text:span><text:line-break/></text:p>
          <text:p text:style-name="P43"/>
          <text:p text:style-name="P43">4 - <text:s/>Méthodologie </text:p>
          <text:p text:style-name="P44">Pour mener à bien ce travail nous procèderons en 03 grandes phases</text:p>
          <text:p text:style-name="P39"/>
          <text:p text:style-name="P45"><text:span text:style-name="T14">● </text:span><text:span text:style-name="T13">Phase 1</text:span><text:span text:style-name="T14"> : Phase de documentation technique sur l'application existante ; <text:s/>de prise en main des différentes technologies et FrameWorks devant etre utilisés.</text:span></text:p>
          <text:p text:style-name="P46"><text:span text:style-name="T15">● </text:span><text:span text:style-name="T13">Phase 2</text:span><text:span text:style-name="T15"> : Résolution du problème par la prémiere approche</text:span></text:p>
          <text:p text:style-name="P46"><text:span text:style-name="T15">● </text:span><text:span text:style-name="T13">Phase 3</text:span><text:span text:style-name="T15"> : Résolution du problème par la seconde approche</text:span></text:p>
          <text:p text:style-name="P41"><text:s text:c="2"/></text:p>
          <text:p text:style-name="P42"><text:span text:style-name="T13"><text:s/></text:span><text:line-break/><text:line-break/><text:span text:style-name="T22">5 – Technologies/Outils/Matériels/Logiciels.</text:span></text:p>
        </text:list-item>
      </text:list>
      <text:p text:style-name="P9"><text:span text:style-name="T7">système d'exploitation</text:span><text:span text:style-name="T4"> </text:span><text:span text:style-name="T5">:</text:span><text:span text:style-name="T6">Trois (03) plateformes se présentent à nous : Windows, Mac OS , Linux.</text:span></text:p>
      <text:p text:style-name="P29"/>
      <text:p text:style-name="P34">Windows :</text:p>
      <text:p text:style-name="P32"><text:soft-page-break/><text:s text:c="7"/>Windows est un système d'exploitation développé par la société Microsoft. C'est un système fermé, sur lequel la configuration d'outils de développement n'est pas facile, car touts les outils y doivent etre installés le plus souvent à la main. </text:p>
      <text:p text:style-name="P32"><text:s text:c="7"/>La communauté des développeurs sous windows est très résuite du fait qu'il est propriétaire, du coup, lorsque vous développeur, vous etes confronter à un problème, il est difficile de renconter un internet, une personne qui avait été dans le meme problème, ce qui vous freine énormément dans la réalisation de vos taches.</text:p>
      <text:p text:style-name="P32"/>
      <text:p text:style-name="P32"><text:s text:c="2"/>En plus, à Adorsys, tous sont tournées vers des Macintoshs, et le système qui s'y rapproche le plus n'est pas windows, mais Linux.</text:p>
      <text:p text:style-name="P30"><text:span text:style-name="T24">Linux : </text:span><text:span text:style-name="T25">Une distribution Linux est est un ensemble composé du noyau , d'applications et de </text:span><text:span text:style-name="T25">documentations , Il en exite plusieurs dont voici quelques unes.</text:span></text:p>
      <text:p text:style-name="P2"/>
      <text:p text:style-name="P1"><text:span text:style-name="T9">●</text:span> Debian ( www.debian.org ) : <text:span text:style-name="T20">Le projet Debian a été fondé en 1993 par lan Murdorck . Le nom Debian provient de Debra ( la femme de Murdorck ) et lan . Debian a longtemps été la seule distribution entièrement et uniquement composée de logiciels libres et Open source ce qui lui vaut toujours le nom officiel de Debian GNU / Linux . Les avantages de Debian sont nombreux :</text:span></text:p>
      <text:p text:style-name="P2"/>
      <text:p text:style-name="P2">- Le nombre gigantesque des packages qui se chiffrent en milliers .</text:p>
      <text:p text:style-name="P2">- Un logiciel d'installation appelé APT très pratique et performant .</text:p>
      <text:p text:style-name="P2">- Une distribution 100<text:span text:style-name="T8">%</text:span> Open source .</text:p>
      <text:p text:style-name="P2"/>
      <text:p text:style-name="P2"><text:s/><text:span text:style-name="T9">● </text:span><text:span text:style-name="T2">Ubuntu ( www.Ubuntu-fr.org ) : </text:span>Ubuntu a été fondé en 2005 par le milliardaire sud africain Mark Shuttleworth . Le mot Ubuntu est un mot du langage Bantou signifiant « <text:span text:style-name="T2">humanité</text:span> <text:span text:style-name="T2">aux autres »</text:span> . ou encore , « <text:span text:style-name="T2">je suis ce que je suis grace a ce que nous sommes tous »</text:span> . <text:s/>Ubuntu est un dérivé de <text:span text:style-name="T2">Debian</text:span> dont le but est de fournir des logiciels plus rescents et très fortement axés sur la conviviabilité et l'ergonomie a l'aide du support du plus grand nombre . Ses avantages sont également nombreux :</text:p>
      <text:p text:style-name="P2"/>
      <text:p text:style-name="P2">- Une compatibilité avec les packages de Debian </text:p>
      <text:p text:style-name="P2">- Un système d'installation très simple </text:p>
      <text:p text:style-name="P2">- Une sortie tous le six à huit mois </text:p>
      <text:p text:style-name="P2">- Un environnement graphique agréable </text:p>
      <text:p text:style-name="P2">- Cette distribution est idéale pour les étudiants </text:p>
      <text:p text:style-name="P2"/>
      <text:p text:style-name="P1"><text:span text:style-name="T9">● </text:span>Red Hat et Fedora (www.redhat.fr<text:span text:style-name="T20">, </text:span>www.fedora.redhat.com<text:span text:style-name="T20">) : red hat a été fondée par une société américaine en 1994 <text:s/>, célèbre pour avoir introduit le système Red Hat package Manager ( RPM ) , de gestion de paquets logiciels <text:s/>. Fedora quand à ell est une version grand pubique de RedHat .</text:span></text:p>
      <text:p text:style-name="P2"/>
      <text:p text:style-name="P1"><text:span text:style-name="T9">● </text:span>Mandriva et SUSSE : <text:s/><text:span text:style-name="T20">Mandriva Linux ( ex-Mandrake ) est une distribution dérivée de Red Hat . Elle a été créée par Gael Duval afin d'intégrer à la distribution l'environnement de bureau graphique KDE contrairement à Red Hat qui intégrait l'environnement GNOME . <text:s text:c="2"/></text:span></text:p>
      <text:p text:style-name="P2"><text:s text:c="3"/></text:p>
      <text:p text:style-name="P2"><text:span text:style-name="T2">Mac OS : </text:span>Utiliser un orinateur Macintosh pour la réalisation de ce travail serait l'idéal ceci pour la grande facilité de l'installation des programmaes via le gestionnaire de paquets et via la robustesse et la rapidité des processeurs.</text:p>
      <text:p text:style-name="P2"><text:s text:c="6"/>D'autre part, le Macintosh permet en plus de la simulation des applications écrites pour android, la simulation des applications écrites pour iPhone, ce qui n'est absolument pas le cas pour toutes les autres plateformes présentées ci dessus. L'inconvénient majeur ici, est la cherté d'un tel ordinateur : </text:p>
      <text:p text:style-name="P4"/>
      <text:p text:style-name="P1"><text:soft-page-break/>Quelle distribution choisir ? : <text:span text:style-name="T20">En général, une des étapes difficile lors du <text:s/>développement d'application, est la configuration des outils de développemnt . Ainsi, la plateforme Linux via son gestionnaire de paquet apt-get, simplifie grandement cette étape.</text:span></text:p>
      <text:p text:style-name="P1"><text:s/></text:p>
      <text:p text:style-name="P1"><text:s/><text:span text:style-name="T20"><text:s/>le gestionnaire de paquet est un outil puissant qui, installe automatiquement des logiciels(paquets) </text:span><text:span text:style-name="T20">et leurs dépendances éventuelles.</text:span></text:p>
      <text:p text:style-name="P2"><text:s/></text:p>
      <text:p text:style-name="P2">Pour mener à bien ce projet ,nous utiliserons comme distribution linux <text:span text:style-name="T2">Ubuntu </text:span>ceci pour au moins raisons :</text:p>
      <text:p text:style-name="P2">- gestionnaire de paquets apt </text:p>
      <text:p text:style-name="P2">- <text:s/>compilateur gcc intégré </text:p>
      <text:p text:style-name="P2">- Prise en main simple</text:p>
      <text:p text:style-name="P2">- Grande communnauté</text:p>
      <text:p text:style-name="P3"/>
      <text:p text:style-name="P9">nous utiliserons le système d'exploitation Linux, avec sa distribution Ubuntu ( 12.04 LTS)</text:p>
      <text:p text:style-name="P9"/>
      <text:p text:style-name="P28"><text:span text:style-name="T22">Editeurs de codes : L'</text:span><text:span text:style-name="T21">éditeur de code que nous décidons d'utiliser est le suivant : </text:span><text:span text:style-name="T22">atom (www.atom.io) . </text:span><text:span text:style-name="T23">D'autres éditeurs de texte bien connus sur la plateforme Linux sont : sublime Text , Brackets, eclipse (gratuits) et IntelliJ, WebStorm (payants).</text:span></text:p>
      <text:p text:style-name="P11"><text:s text:c="5"/>On ne peut le nier, ces éditeurs ont ceci de particulier qu'ils concentrent toute leur attention sur les besoins des développeurs front End. </text:p>
      <text:p text:style-name="P10"><text:span text:style-name="T17"><text:s text:c="3"/>Atom</text:span><text:span text:style-name="T20"> est un éditeur de texte développé par </text:span><text:span text:style-name="T17">Github, il à été développer pour attirer les développeurs Front End . </text:span></text:p>
      <text:p text:style-name="P10"><text:span text:style-name="T17"><text:s text:c="5"/></text:span><text:span text:style-name="T16">Pour le développeur Front-End, le premier réflexe sera de chercher des packages pour angularJS . Ainsi, En cherchant rapidement dans bibliothèque de packages, on trouve effectivement un package atom-angularjs, très utilisé et aprécié des développeurs Front-End.</text:span></text:p>
      <text:p text:style-name="P23"/>
      <text:p text:style-name="P23"><text:s/>D'autre part, l'on retrouve une intégration native de node.js à atom.io .Le développement Front-End ( Interfaces Homme – Machine)</text:p>
      <text:p text:style-name="P24"/>
      <text:p text:style-name="P23"><text:span text:style-name="T2">Design des interfaces Homme – Machines (IHM) </text:span>: Nous avons utilisé dans le cadre de ce projet Balsamiq Mockups.</text:p>
      <text:p text:style-name="P23"><text:s/>D'autres outils de design sont : JustInMine, PhotoShop </text:p>
      <text:p text:style-name="P23"/>
      <text:p text:style-name="P23"><text:span text:style-name="T2">Devices : </text:span><text:span text:style-name="T20">Un téléphone tournant sur le système d'exploitation android</text:span></text:p>
      <text:p text:style-name="P22"/>
      <text:p text:style-name="P22"><text:span text:style-name="T2">Choix Technologiques</text:span> :</text:p>
      <text:p text:style-name="P22"/>
      <text:p text:style-name="P22">1 – Pourquoi utiliser le mobile ?</text:p>
      <text:p text:style-name="P22"/>
      <text:p text:style-name="P22">Ecosystème des terminaux mobiles</text:p>
      <text:p text:style-name="P22"/>
      <text:p text:style-name="P9"><text:span text:style-name="T16">2 – Développement Multi-Plateforme : <text:s/>« </text:span>Develop once, deploy everywhere ». </text:p>
      <text:p text:style-name="P22"/>
      <text:list xml:id="list629121519" text:style-name="L3">
        <text:list-item>
          <text:list>
            <text:list-item>
              <text:p text:style-name="P47">– Importance du développement multi-Plateforme.</text:p>
            </text:list-item>
            <text:list-item>
              <text:p text:style-name="P47">- Les différentes plateformes mobiles</text:p>
            </text:list-item>
          </text:list>
        </text:list-item>
      </text:list>
      <text:p text:style-name="P22"/>
      <text:p text:style-name="P22"><text:s/>Web-App Vs <text:s/>Application Native Vs Application Hybride. </text:p>
      <text:p text:style-name="P22"/>
      <text:p text:style-name="P22"/>
      <text:p text:style-name="P22">Application Hybride : Tirer le meilleur des deux mondes ( Web APP, Applications Natives)</text:p>
      <text:p text:style-name="P22"/>
      <text:p text:style-name="P22"><text:soft-page-break/></text:p>
      <text:p text:style-name="P9"><text:line-break/><text:line-break/><text:span text:style-name="T1">6- Chronogramme des activités :</text:span><text:line-break/>Découper votre travail en activités et répartissez ces activités dans le temps. Il s'agit d'un tableau avec en colonnes les semaines (S1,S2,...) et en ligne les activités (A1, A2, ...). Spécifiant quand démarre quelle activité et quand prend fin quelle autre activité ? Une légende devant spécifier les valeurs de Si et Ai en bas du tableau.</text:p>
      <text:p text:style-name="P9"/>
      <text:p text:style-name="P9"/>
      <text:p text:style-name="P9"/>
      <text:p text:style-name="P9"/>
      <text:p text:style-name="P9"/>
      <text:p text:style-name="P9"/>
      <text:list xml:id="list1676570108" text:style-name="L4">
        <text:list-header>
          <text:p text:style-name="P49">5 – Technologies/Outils/Matériels/Logiciels.</text:p>
        </text:list-header>
      </text:list>
      <text:p text:style-name="P33"/>
      <text:p text:style-name="P35"><text:span text:style-name="T2">système d'exploitation </text:span><text:span text:style-name="T20">:Trois (03) plateformes se présentent à nous : Windows, Mac OS , Linux.</text:span></text:p>
      <text:p text:style-name="P32"/>
      <text:p text:style-name="P34">Windows :</text:p>
      <text:p text:style-name="P32"><text:s text:c="7"/>Windows est un système d'exploitation développé par la société Microsoft. C'est un système fermé, sur lequel la configuration d'outils de développement n'est pas facile, car touts les outils y doivent etre installés le plus souvent à la main. </text:p>
      <text:p text:style-name="P32"><text:s text:c="7"/>La communauté des développeurs sous windows est très résuite du fait qu'il est propriétaire, du coup, lorsque vous développeur, vous etes confronter à un problème, il est difficile de renconter un internet, une personne qui avait été dans le meme problème, ce qui vous freine énormément dans la réalisation de vos taches.</text:p>
      <text:p text:style-name="P32"><text:s text:c="4"/>En plus, à Adorsys, tous sont tournées vers des Macintoshs, et le système qui s'y rapproche le plus n'est pas windows, mais Linux.</text:p>
      <text:p text:style-name="P32"/>
      <text:p text:style-name="P34">Linux : </text:p>
      <text:p text:style-name="P32">Une distribution Linux est est un ensemble composé du noyau , d'applications et de documentations , Il en exite plusieurs dont voici quelques unes.</text:p>
      <text:p text:style-name="P2"/>
      <text:p text:style-name="P1"><text:span text:style-name="T26">●</text:span> Debian ( www.debian.org ) : <text:span text:style-name="T20">Le projet Debian a été fondé en 1993 par lan Murdorck . Le nom Debian provient de Debra ( la femme de Murdorck ) et lan . Debian a longtemps été la seule distribution entièrement et uniquement composée de logiciels libres et Open source ce qui lui vaut toujours le nom officiel de Debian GNU / Linux . Les avantages de Debian sont nombreux :</text:span></text:p>
      <text:p text:style-name="P2"/>
      <text:p text:style-name="P2">- Le nombre gigantesque des packages qui se chiffrent en milliers .</text:p>
      <text:p text:style-name="P2">- Un logiciel d'installation appelé APT très pratique et performant .</text:p>
      <text:p text:style-name="P2">- Une distribution 100% Open source .</text:p>
      <text:p text:style-name="P2"/>
      <text:p text:style-name="P2"><text:s/><text:span text:style-name="T26">● </text:span><text:span text:style-name="T2">Ubuntu ( www.Ubuntu-fr.org ) : </text:span>Ubuntu a été fondé en 2005 par le milliardaire sud africain Mark Shuttleworth . Le mot Ubuntu est un mot du langage Bantou signifiant « <text:span text:style-name="T2">humanité</text:span> <text:span text:style-name="T2">aux autres »</text:span> . ou encore , « <text:span text:style-name="T2">je suis ce que je suis grace a ce que nous sommes tous »</text:span> . <text:s/>Ubuntu est un dérivé de <text:span text:style-name="T2">Debian</text:span> dont le but est de fournir des logiciels plus rescents et très fortement axés sur la conviviabilité et l'ergonomie a l'aide du support du plus grand nombre . Ses avantages sont également nombreux :</text:p>
      <text:p text:style-name="P2"/>
      <text:p text:style-name="P2">- Une compatibilité avec les packages de Debian </text:p>
      <text:p text:style-name="P2">- Un système d'installation très simple </text:p>
      <text:p text:style-name="P2">- Une sortie tous le six à huit mois </text:p>
      <text:p text:style-name="P2"><text:soft-page-break/>- Un environnement graphique agréable </text:p>
      <text:p text:style-name="P2">- Cette distribution est idéale pour les étudiants </text:p>
      <text:p text:style-name="P2"/>
      <text:p text:style-name="P1"><text:span text:style-name="T26">● </text:span>Red Hat et Fedora (www.redhat.fr<text:span text:style-name="T20">, </text:span>www.fedora.redhat.com<text:span text:style-name="T20">) : red hat a été fondée par une société américaine en 1994 <text:s/>, célèbre pour avoir introduit le système Red Hat package Manager ( RPM ) , de gestion de paquets logiciels <text:s/>. Fedora quand à ell est une version grand pubique de </text:span><text:span text:style-name="T20">RedHat .</text:span></text:p>
      <text:p text:style-name="P2"/>
      <text:p text:style-name="P1"><text:span text:style-name="T26">● </text:span>Mandriva et SUSSE : <text:s/><text:span text:style-name="T20">Mandriva Linux ( ex-Mandrake ) est une distribution dérivée de Red Hat . Elle a été créée par Gael Duval afin d'intégrer à la distribution l'environnement de bureau graphique KDE contrairement à Red Hat qui intégrait l'environnement GNOME . <text:s text:c="2"/></text:span></text:p>
      <text:p text:style-name="P2"><text:s text:c="3"/></text:p>
      <text:p text:style-name="P1">Mac OS : </text:p>
      <text:p text:style-name="P1"/>
      <text:p text:style-name="P2">Utiliser un orinateur Macintosh pour la réalisation de ce travail serait l'idéal ceci pour la grande facilité de l'installation des programmaes via le gestionnaire de paquets et via la robustesse et la rapidité des processeurs.</text:p>
      <text:p text:style-name="P2"><text:s text:c="6"/>D'autre part, le Macintosh permet en plus de la simulation des applications écrites pour android, la simulation des applications écrites pour iPhone, ce qui n'est absolument pas le cas pour toutes les autres plateformes présentées ci dessus. L'inconvénient majeur ici, est la cherté d'un tel ordinateur.</text:p>
      <text:p text:style-name="P1"/>
      <text:p text:style-name="P1">Quelle distribution choisir ? : <text:span text:style-name="T20">En général, une des étapes difficile lors du <text:s/>développement d'application, est la configuration des outils de développemnt . Ainsi, la plateforme Linux via son gestionnaire de paquet apt-get, simplifie grandement cette étape.</text:span></text:p>
      <text:p text:style-name="P1"><text:s/></text:p>
      <text:p text:style-name="P1"><text:s/><text:span text:style-name="T20"><text:s/>le gestionnaire de paquet est un outil puissant qui, installe automatiquement des logiciels(paquets) et leurs dépendances éventuelles.</text:span></text:p>
      <text:p text:style-name="P2"><text:s/></text:p>
      <text:p text:style-name="P2">Pour mener à bien ce projet ,nous utiliserons comme distribution linux <text:span text:style-name="T2">Ubuntu </text:span>ceci pour au moins raisons :</text:p>
      <text:p text:style-name="P2">- gestionnaire de paquets apt </text:p>
      <text:p text:style-name="P2">- <text:s/>compilateur gcc intégré </text:p>
      <text:p text:style-name="P2">- Prise en main simple</text:p>
      <text:p text:style-name="P2">- Grande communnauté</text:p>
      <text:p text:style-name="P1"/>
      <text:p text:style-name="P35">nous utiliserons le système d'exploitation Linux, avec sa distribution Ubuntu ( 12.04 LTS)</text:p>
      <text:p text:style-name="P35"/>
      <text:p text:style-name="P36"><text:span text:style-name="T22">Editeurs de codes : L'</text:span><text:span text:style-name="T21">éditeur de code que nous décidons d'utiliser est le suivant : </text:span><text:span text:style-name="T22">atom (www.atom.io) . </text:span><text:span text:style-name="T19"><text:s/>Atom</text:span><text:span text:style-name="T23"> est un éditeur de texte développé par </text:span><text:span text:style-name="T19">Github, il à été développer pour attirer les développeurs Front End ( Interfaces Homme – Machine). </text:span><text:span text:style-name="T22"><text:s/></text:span></text:p>
      <text:p text:style-name="P31">D'autres éditeurs de texte bien connus sur la plateforme Linux sont : sublime Text , Brackets, eclipse (gratuits) et IntelliJ, WebStorm (payants).</text:p>
      <text:p text:style-name="P31"><text:s text:c="5"/>On ne peut le nier, ces éditeurs ont ceci de particulier qu'ils concentrent toute leur attention sur les besoins des développeurs front End. </text:p>
      <text:p text:style-name="P26"><text:s text:c="2"/></text:p>
      <text:p text:style-name="P27"><text:span text:style-name="T2">Design des interfaces Homme – Machines (IHM) </text:span>: Nous utiliserons dans le cadre de ce projet Balsamiq Mockups. <text:s/>D'autres outils de design sont : JustInMine, PhotoShop </text:p>
      <text:p text:style-name="P27"/>
      <text:p text:style-name="P27"><text:span text:style-name="T2">Devices : </text:span><text:span text:style-name="T20">Un téléphone tournant sur le système d'exploitation android</text:span></text:p>
      <text:p text:style-name="P26"/>
      <text:p text:style-name="P27"><text:span text:style-name="T2">FrameWork de développement</text:span><text:span text:style-name="T20"> : Ionic : Ionic est un framework de développement d'applications </text:span><text:soft-page-break/><text:span text:style-name="T20">hybrides basé sur AngularJS. Ionic permet de construire des apllications mobiles <text:s/>hybrides à partir des technologies du web telles que : HTML5, CSS3, JavaScript.</text:span></text:p>
      <text:p text:style-name="P26"/>
      <text:p text:style-name="P26"><text:s text:c="2"/>Une application hybride est une application indépendante d'une quelquonque plateforme mobile développée à partir des standars du web (HTML5, CSS3, JavaScript.)</text:p>
      <text:p text:style-name="P26"/>
      <text:p text:style-name="P26">Plusieurs autres FrameWork existent on peurrait citer: jQuery Mobile</text:p>
      <text:p text:style-name="P25"/>
      <text:p text:style-name="P25">FrameWork pour le portage d'une application d'une plateforme à une autre : Apache Cordova :</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5T23:39:26</meta:creation-date>
    <dc:date>2016-04-01T09:04:28</dc:date>
    <meta:editing-duration>PT8H24M16S</meta:editing-duration>
    <meta:editing-cycles>118</meta:editing-cycles>
    <meta:generator>LibreOffice/3.5$Linux_x86 LibreOffice_project/350m1$Build-2</meta:generator>
    <dc:creator>elgamal </dc:creator>
    <meta:document-statistic meta:table-count="0" meta:image-count="0" meta:object-count="0" meta:page-count="10" meta:paragraph-count="199" meta:word-count="3745" meta:character-count="23582" meta:non-whitespace-character-count="19893"/>
  </office:meta>
</office:document-meta>
</file>